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0"/>
          <table:table-cell table:style-name="ce15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ce11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7" table:number-columns-repeated="148"/>
          <table:table-cell table:style-name="ce8" table:number-columns-repeated="872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/>
          <table:table-cell table:style-name="ce14" office:value-type="time" office:time-value="PT21H54M00S" calcext:value-type="time">
            <text:p>09:54:00 PM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8:32:31.164369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11T22:59:23.093073090</dc:date>
    <meta:editing-duration>PT4H50M47S</meta:editing-duration>
    <meta:editing-cycles>7</meta:editing-cycles>
    <meta:document-statistic meta:table-count="1" meta:cell-count="68" meta:object-count="0"/>
  </office:meta>
</office:document-meta>
</file>